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aa791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b6bda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e9fa4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fd088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0c23a"/>
    </style:style>
    <style:style style:name="P12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26ec9"/>
    </style:style>
    <style:style style:name="P13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76c3a"/>
    </style:style>
    <style:style style:name="P14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7b454"/>
    </style:style>
    <style:style style:name="P15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b8b74"/>
    </style:style>
    <style:style style:name="P16" style:family="paragraph" style:parent-style-name="Standard">
      <style:paragraph-properties fo:margin-top="0in" fo:margin-bottom="0in" style:contextual-spacing="false" fo:line-height="138%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1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aa791" officeooo:paragraph-rsid="000aa791" style:text-blinking="false" fo:background-color="transparent"/>
    </style:style>
    <style:style style:name="P20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b6bda" officeooo:paragraph-rsid="000b6bda" style:text-blinking="false" fo:background-color="transparent"/>
    </style:style>
    <style:style style:name="P21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e9fa4" officeooo:paragraph-rsid="000e9fa4" style:text-blinking="false" fo:background-color="transparent"/>
    </style:style>
    <style:style style:name="P22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24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25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2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paragraph-rsid="000fd088" fo:background-color="transparent"/>
    </style:style>
    <style:style style:name="P2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aa791" officeooo:paragraph-rsid="000aa791" fo:background-color="transparent"/>
    </style:style>
    <style:style style:name="P2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fd088" officeooo:paragraph-rsid="000fd088" fo:background-color="transparent"/>
    </style:style>
    <style:style style:name="P2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3.5pt" fo:font-style="italic" style:text-underline-style="solid" style:text-underline-width="auto" style:text-underline-color="font-color" fo:font-weight="bold" fo:background-color="transparent"/>
    </style:style>
    <style:style style:name="P30" style:family="paragraph" style:parent-style-name="Text_20_body">
      <style:paragraph-properties fo:margin-top="0in" fo:margin-bottom="0.111in" style:contextual-spacing="false" fo:line-height="138%" style:writing-mode="lr-tb"/>
    </style:style>
    <style:style style:name="P31" style:family="paragraph" style:parent-style-name="Text_20_body">
      <style:paragraph-properties fo:margin-top="0in" fo:margin-bottom="0.111in" style:contextual-spacing="false" fo:line-height="138%" style:writing-mode="lr-tb"/>
      <style:text-properties officeooo:paragraph-rsid="000813ea"/>
    </style:style>
    <style:style style:name="P32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33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1in" fo:margin-right="0in" fo:line-height="138%" fo:text-indent="0in" style:auto-text-indent="false" style:writing-mode="lr-tb"/>
    </style:style>
    <style:style style:name="P35" style:family="paragraph" style:parent-style-name="Text_20_body">
      <style:paragraph-properties fo:margin-left="1in" fo:margin-right="0in" fo:line-height="138%" fo:text-indent="0in" style:auto-text-indent="false" style:writing-mode="lr-tb"/>
      <style:text-properties officeooo:paragraph-rsid="000fd088"/>
    </style:style>
    <style:style style:name="P36" style:family="paragraph" style:parent-style-name="Text_20_body">
      <style:paragraph-properties fo:margin-left="1in" fo:margin-right="0in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fd088" style:text-blinking="false" fo:background-color="transparen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0c23a" style:text-blinking="false" fo:background-color="transparen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26ec9" style:text-blinking="false" fo:background-color="transparen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76c3a" style:text-blinking="false" fo:background-color="transparen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b8b74" style:text-blinking="false" fo:background-color="transparen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7b454" style:text-blinking="false" fo:background-color="transparen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0c23a" style:text-blinking="false" fo:background-color="transparen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76c3a" style:text-blinking="false" fo:background-color="transparen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b8b74" style:text-blinking="false" fo:background-color="transparen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officeooo:paragraph-rsid="0018cba6" style:text-blinking="false" fo:background-color="transparen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officeooo:paragraph-rsid="0010c23a" style:text-blinking="false" fo:background-color="transparen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officeooo:paragraph-rsid="0018cba6" style:text-blinking="false" fo:background-color="transparen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0813ea"/>
    </style:style>
    <style:style style:name="P61" style:family="paragraph" style:parent-style-name="Text_20_body" style:master-page-name="">
      <style:paragraph-properties fo:margin-left="0in" fo:margin-right="0in" fo:margin-top="0in" fo:margin-bottom="0in" style:contextual-spacing="false" fo:line-height="138%" fo:text-indent="0in" style:auto-text-indent="false" style:page-number="auto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62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63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64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65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76c3a" style:text-blinking="false" fo:background-color="transparent"/>
    </style:style>
    <style:style style:name="P66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1331b8" officeooo:paragraph-rsid="001331b8" style:text-blinking="false" fo:background-color="transparent"/>
    </style:style>
    <style:style style:name="P67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76c3a" officeooo:paragraph-rsid="00176c3a" style:text-blinking="false" fo:background-color="transparent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69" style:family="paragraph" style:parent-style-name="Text_20_body">
      <style:paragraph-properties fo:margin-left="1.5in" fo:margin-right="0in" fo:margin-top="0in" fo:margin-bottom="0in" style:contextual-spacing="false" fo:line-height="138%" fo:text-indent="-1in" style:auto-text-indent="false" style:writing-mode="lr-tb"/>
    </style:style>
    <style:style style:name="P70" style:family="paragraph" style:parent-style-name="Standard">
      <style:text-properties officeooo:rsid="000fd088" officeooo:paragraph-rsid="000fd088"/>
    </style:style>
    <style:style style:name="P71" style:family="paragraph" style:parent-style-name="Text_20_body">
      <style:paragraph-properties fo:line-height="138%" style:writing-mode="lr-tb"/>
      <style:text-properties officeooo:paragraph-rsid="000fd088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813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aa79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b6bd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e9fa4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0c23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331b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76c3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b8b74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e9fa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officeooo:rsid="000b6bda" style:text-blinking="false" fo:background-color="transparent" loext:char-shading-value="0"/>
    </style:style>
    <style:style style:name="T19" style:family="text">
      <style:text-properties officeooo:rsid="000aa791"/>
    </style:style>
    <style:style style:name="T20" style:family="text">
      <style:text-properties officeooo:rsid="000b6bda"/>
    </style:style>
    <style:style style:name="T21" style:family="text">
      <style:text-properties officeooo:rsid="000e9fa4"/>
    </style:style>
    <style:style style:name="T22" style:family="text">
      <style:text-properties style:font-name="Calibri" fo:font-size="10.5pt" fo:font-style="normal" style:text-underline-style="none" fo:font-weight="normal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.5pt" fo:font-style="normal" style:text-underline-style="none" fo:font-weight="normal"/>
    </style:style>
    <style:style style:name="T25" style:family="text">
      <style:text-properties style:font-name="Courier New" officeooo:rsid="0010c23a"/>
    </style:style>
    <style:style style:name="T26" style:family="text">
      <style:text-properties style:font-name="Courier New" officeooo:rsid="0017b454"/>
    </style:style>
    <style:style style:name="T27" style:family="text">
      <style:text-properties style:font-name="Courier New" officeooo:rsid="001b8b74"/>
    </style:style>
    <style:style style:name="T28" style:family="text">
      <style:text-properties officeooo:rsid="00176c3a"/>
    </style:style>
    <style:style style:name="T29" style:family="text">
      <style:text-properties officeooo:rsid="0017b4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una GUI / Luna Instrument Controller Command Interface Definition</text:p>
      <text:p text:style-name="P17">Command Format:</text:p>
      <text:p text:style-name="P17"/>
      <text:p text:style-name="P6"><text:span text:style-name="T1">ID</text:span><text:span text:style-name="T2">: 10 bytes (0-9)</text:span></text:p>
      <text:p text:style-name="P1">Right justified, zero filled, Ascii characters representing an id number. </text:p>
      <text:p text:style-name="P6"><text:span text:style-name="T2">Eg: </text:span><text:span text:style-name="T12">0000000001</text:span></text:p>
      <text:p text:style-name="P5"/>
      <text:p text:style-name="P31"><text:span text:style-name="T1">Length</text:span><text:span text:style-name="T17"> </text:span><text:span text:style-name="T2">(size of the message): 10 bytes (10-19)</text:span></text:p>
      <text:p text:style-name="P23">Right justified, zero filled, Ascii characters representing an id number.</text:p>
      <text:p text:style-name="P23">Size is totally inclusive (n)</text:p>
      <text:p text:style-name="P1">Eg: 0000000123</text:p>
      <text:p text:style-name="P1"/>
      <text:p text:style-name="P31"><text:span text:style-name="T1">Device name</text:span><text:span text:style-name="T2">: 64 bytes (20-83)</text:span></text:p>
      <text:p text:style-name="P23">Left justified ASCII Characters representing a device name. Space filled.</text:p>
      <text:p text:style-name="P31"><text:span text:style-name="T2">Eg: </text:span><text:span text:style-name="T12">HighVoltageSupply</text:span></text:p>
      <text:p text:style-name="P31"><text:span text:style-name="T1">CMD</text:span><text:span text:style-name="T2">: 10 bytes (84-93)</text:span></text:p>
      <text:p text:style-name="P23">Left justified ASCII Characters representing a device name. Space filled.</text:p>
      <text:p text:style-name="P31"><text:span text:style-name="T2">Eg: </text:span><text:span text:style-name="T12">INVTHW____</text:span></text:p>
      <text:p text:style-name="P31"><text:span text:style-name="T1">Args</text:span><text:span text:style-name="T2">: x bytes: 94-n</text:span></text:p>
      <text:p text:style-name="P39">Left justified ASCII Characters representing any arguments to a command. Line feed terminated.</text:p>
      <text:p text:style-name="P60"><text:span text:style-name="T2">Eg: </text:span><text:span text:style-name="T12">10.123\n</text:span></text:p>
      <text:p text:style-name="P39">ID of the message will always increment by one.</text:p>
      <text:p text:style-name="P1">The response will contain the sender’s (i.e. whoever initiated the command) ID.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Instrument Controller Supported Commands</text:p>
      <text:p text:style-name="P22">Unless otherwise stated, commands return an “OK” response when successful.  Failed commands return “FAIL” and unknown commands return “SYNTAX” in the response.</text:p>
      <text:p text:style-name="P30"/>
      <text:p text:style-name="P29">Instrument Controller Server Commands</text:p>
      <text:p text:style-name="P17">Inventory Hardware</text:p>
      <text:p text:style-name="P59"><text:span text:style-name="T2">CMD:</text:span><text:span text:style-name="T17"> <text:tab/><text:tab/><text:tab/></text:span><text:span text:style-name="T12">INVTHW</text:span></text:p>
      <text:p text:style-name="P59"><text:span text:style-name="T2">Response: </text:span><text:span text:style-name="T17"><text:s/><text:tab/><text:tab/></text:span><text:span text:style-name="T12">INVTHW____[status string]\n</text:span></text:p>
      <text:p text:style-name="P61">Description: <text:tab/><text:tab/>Multiple instances of the same command but with further information <text:tab/><text:tab/><text:tab/><text:tab/>filled in. Each response will have the device name field filled in with the <text:tab/><text:tab/><text:tab/><text:tab/>name of a device that is identified in the system XML configuration file. In <text:tab/><text:tab/><text:tab/>the arguments section will be a status string.</text:p>
      <text:p text:style-name="P69"/>
      <text:p text:style-name="P37">Shutdown System</text:p>
      <text:p text:style-name="P38">CMD: <text:tab/><text:tab/><text:tab/>SHUTDOWN</text:p>
      <text:p text:style-name="P38">Response: <text:tab/><text:tab/>None</text:p>
      <text:p text:style-name="P38">Description: <text:tab/><text:tab/>Instrument controller will issue appropriate shutdown commands to all <text:tab/><text:tab/><text:tab/><text:tab/>devices and exit.</text:p>
      <text:p text:style-name="P32"/>
      <text:p text:style-name="P33"/>
      <text:p text:style-name="P25">High Voltage Power Supply</text:p>
      <text:p text:style-name="P17">Get Voltage and Current</text:p>
      <text:p text:style-name="P6"><text:span text:style-name="T2">CMD: <text:tab/><text:tab/><text:tab/></text:span><text:span text:style-name="T12">GETVI</text:span></text:p>
      <text:p text:style-name="P6"><text:span text:style-name="T2">Device Name:</text:span><text:span text:style-name="T17"> <text:tab/></text:span><text:span text:style-name="T12">HighVoltageSupply</text:span></text:p>
      <text:p text:style-name="P6"><text:span text:style-name="T2">Response:</text:span><text:span text:style-name="T17"> <text:tab/><text:tab/></text:span><text:span text:style-name="T12">OK________[voltage] [current]\n </text:span><text:span text:style-name="T16">(check to see if it’s one <text:tab/><text:tab/><text:tab/><text:tab/>space or more)</text:span></text:p>
      <text:p text:style-name="P6"><text:span text:style-name="T2">Example:</text:span><text:span text:style-name="T17"> <text:tab/><text:tab/></text:span><text:span text:style-name="T12">GETV______\n</text:span></text:p>
      <text:p text:style-name="P59"><text:span text:style-name="T2">Description:</text:span><text:span text:style-name="T17"> <text:tab/><text:tab/></text:span><text:span text:style-name="T2">Will return the voltage (in volts) and current (in milliamps).</text:span></text:p>
      <text:p text:style-name="P17"/>
      <text:p text:style-name="P17"/>
      <text:p text:style-name="P17"/>
      <text:p text:style-name="P17"><text:soft-page-break/></text:p>
      <text:p text:style-name="P17">Set Voltage</text:p>
      <text:p text:style-name="P6"><text:span text:style-name="T2">CMD: <text:tab/><text:tab/><text:tab/></text:span><text:span text:style-name="T12">SETV [volts]</text:span></text:p>
      <text:p text:style-name="P6"><text:span text:style-name="T2">Device Name:</text:span><text:span text:style-name="T17"> <text:tab/></text:span><text:span text:style-name="T12">HighVoltageSupply</text:span></text:p>
      <text:p text:style-name="P6"><text:span text:style-name="T2">Response: <text:tab/><text:tab/></text:span><text:span text:style-name="T12">OK________\n (</text:span><text:span text:style-name="T16">same thing here)</text:span></text:p>
      <text:p text:style-name="P6"><text:span text:style-name="T2">Example: <text:tab/><text:tab/></text:span><text:span text:style-name="T12">SETV______10.0\n</text:span></text:p>
      <text:p text:style-name="P38">Description: <text:tab/><text:tab/>Will set the voltage to the specified amount (in volts).</text:p>
      <text:p text:style-name="P38"/>
      <text:p text:style-name="P25">Thermo Cycler (TEC)</text:p>
      <text:p text:style-name="P17">Start Sequence</text:p>
      <text:p text:style-name="P6"><text:span text:style-name="T2">CMD: <text:tab/><text:tab/><text:tab/></text:span><text:span text:style-name="T12">STARTSEQ [number of cycles]</text:span></text:p>
      <text:p text:style-name="P6"><text:span text:style-name="T2">Device Name: <text:tab/></text:span><text:span text:style-name="T12">TECController</text:span></text:p>
      <text:p text:style-name="P6"><text:span text:style-name="T2">Response: <text:tab/><text:tab/></text:span><text:span text:style-name="T12">OK\n</text:span></text:p>
      <text:p text:style-name="P6"><text:span text:style-name="T2">Example:</text:span><text:span text:style-name="T17"> <text:tab/><text:tab/></text:span><text:span text:style-name="T12">STARTSEQ__40\n</text:span></text:p>
      <text:p text:style-name="P38">Description: <text:tab/><text:tab/>Will begin the thermo cycler’s predefined steps for the given number <text:tab/><text:tab/><text:tab/><text:tab/>of cycles.</text:p>
      <text:p text:style-name="P17">Stop Sequence</text:p>
      <text:p text:style-name="P6"><text:span text:style-name="T2">CMD:</text:span><text:span text:style-name="T17"> <text:tab/><text:tab/><text:tab/></text:span><text:span text:style-name="T12">STOPSEQ</text:span></text:p>
      <text:p text:style-name="P6"><text:span text:style-name="T2">Device Name:</text:span><text:span text:style-name="T17"> <text:tab/></text:span><text:span text:style-name="T12">TECController</text:span></text:p>
      <text:p text:style-name="P6"><text:span text:style-name="T2">Response: <text:tab/><text:tab/></text:span><text:span text:style-name="T12">OK\n</text:span></text:p>
      <text:p text:style-name="P6"><text:span text:style-name="T2">Example: <text:tab/><text:tab/></text:span><text:span text:style-name="T12">STOPSEQ___\n</text:span></text:p>
      <text:p text:style-name="P59"><text:span text:style-name="T2">Description:</text:span><text:span text:style-name="T17"> <text:tab/><text:tab/></text:span><text:span text:style-name="T2">Will abort the thermo cycler’s currently running sequence.</text:span></text:p>
      <text:p text:style-name="P62"/>
      <text:p text:style-name="P62">Read Sequence Data</text:p>
      <text:p text:style-name="P6"><text:span text:style-name="T2">CMD: <text:tab/><text:tab/><text:tab/></text:span><text:span text:style-name="T12">READSEQD</text:span></text:p>
      <text:p text:style-name="P6"><text:span text:style-name="T2">Device Name:</text:span><text:span text:style-name="T17"> <text:tab/></text:span><text:span text:style-name="T12">TECController</text:span></text:p>
      <text:p text:style-name="P59"><text:span text:style-name="T2">Response: <text:tab/><text:tab/></text:span><text:span text:style-name="T12">OK_[block temp]_[sample temp]_[current cycle]_[step]\n</text:span></text:p>
      <text:p text:style-name="P6"><text:span text:style-name="T2">Example: <text:tab/><text:tab/></text:span><text:span text:style-name="T12">READSEQD__\n</text:span></text:p>
      <text:p text:style-name="P38">Description: <text:tab/><text:tab/>Will read data about the currently running sequence.  Infor returned will <text:tab/><text:tab/><text:tab/><text:tab/>be the block temperature in Celsius, the sample temperature in Celsius, <text:tab/><text:tab/><text:tab/><text:tab/>the current cycle number and the current step within the cycle.</text:p>
      <text:p text:style-name="P68"/>
      <text:p text:style-name="P68"/>
      <text:p text:style-name="P68"/>
      <text:p text:style-name="P68"><text:soft-page-break/>OBIS Laser</text:p>
      <text:p text:style-name="P17">Get Laser Power</text:p>
      <text:p text:style-name="P6"><text:span text:style-name="T2">CMD: <text:tab/><text:tab/><text:tab/></text:span><text:span text:style-name="T12">GETLPWR</text:span></text:p>
      <text:p text:style-name="P6"><text:span text:style-name="T2">Device Name:</text:span><text:span text:style-name="T17"> <text:tab/></text:span><text:span text:style-name="T12">OBISLaser</text:span></text:p>
      <text:p text:style-name="P6"><text:span text:style-name="T2">Response: </text:span><text:span text:style-name="T17"><text:s/><text:tab/><text:tab/></text:span><text:span text:style-name="T12">OK________[power in watts]\n</text:span></text:p>
      <text:p text:style-name="P6"><text:span text:style-name="T2">Example:</text:span><text:span text:style-name="T17"> <text:tab/><text:tab/></text:span><text:span text:style-name="T12">GETLPWR___\n</text:span></text:p>
      <text:p text:style-name="P59"><text:span text:style-name="T2">Description:</text:span><text:span text:style-name="T17"> <text:tab/><text:tab/></text:span><text:span text:style-name="T2">Will return the current output power (in watts).</text:span></text:p>
      <text:p text:style-name="P17"/>
      <text:p text:style-name="P17">Set Laser Power</text:p>
      <text:p text:style-name="P6"><text:span text:style-name="T2">CMD: <text:tab/><text:tab/><text:tab/></text:span><text:span text:style-name="T12">SETLPWR [watts]</text:span></text:p>
      <text:p text:style-name="P6"><text:span text:style-name="T2">Device Name:</text:span><text:span text:style-name="T17"> <text:tab/></text:span><text:span text:style-name="T12">OBISLaser</text:span></text:p>
      <text:p text:style-name="P6"><text:span text:style-name="T2">Response:</text:span><text:span text:style-name="T17"> <text:tab/><text:tab/></text:span><text:span text:style-name="T12">OK________\n</text:span></text:p>
      <text:p text:style-name="P6"><text:span text:style-name="T2">Example: <text:tab/><text:tab/></text:span><text:span text:style-name="T12">SETLPWR___0.01600\n</text:span></text:p>
      <text:p text:style-name="P59"><text:span text:style-name="T2">Description:</text:span><text:span text:style-name="T17"> <text:tab/><text:tab/></text:span><text:span text:style-name="T2">Will set the current output power (in watts).</text:span></text:p>
      <text:p text:style-name="P34"/>
      <text:p text:style-name="P17">Turn Laser ON or OFF</text:p>
      <text:p text:style-name="P6"><text:span text:style-name="T2">CMD: <text:tab/><text:tab/><text:tab/></text:span><text:span text:style-name="T12">SETLSTATE [ON|OFF]</text:span></text:p>
      <text:p text:style-name="P6"><text:span text:style-name="T2">Device Name: <text:tab/></text:span><text:span text:style-name="T12">OBISLaser</text:span></text:p>
      <text:p text:style-name="P6"><text:span text:style-name="T2">Response: <text:tab/><text:tab/></text:span><text:span text:style-name="T12">OK________\n</text:span></text:p>
      <text:p text:style-name="P6"><text:span text:style-name="T2">Example:<text:tab/><text:tab/></text:span><text:span text:style-name="T12">SETLSTATE_OFF\n</text:span></text:p>
      <text:p text:style-name="P38">Description:<text:tab/><text:tab/>Will turn on or off the laser.</text:p>
      <text:p text:style-name="P38"/>
      <text:p text:style-name="P25">Spectrometer</text:p>
      <text:p text:style-name="P20">Set Exposure Time Milliseconds</text:p>
      <text:p text:style-name="P1">CMD:<text:tab/><text:tab/><text:tab/><text:span text:style-name="T20">SPCSETEXP [timeMS]</text:span></text:p>
      <text:p text:style-name="P6"><text:span text:style-name="T2">Device Name:</text:span><text:span text:style-name="T17"> <text:tab/></text:span><text:span text:style-name="T18">Spectrometer</text:span></text:p>
      <text:p text:style-name="P6"><text:span text:style-name="T2">Response: <text:tab/><text:tab/></text:span><text:span text:style-name="T12">OK________\n</text:span></text:p>
      <text:p text:style-name="P6"><text:span text:style-name="T2">Example: <text:tab/><text:tab/></text:span><text:span text:style-name="T5">SPCSETEXP_250</text:span><text:span text:style-name="T12">\n</text:span></text:p>
      <text:p text:style-name="P38">Description: <text:tab/><text:tab/><text:span text:style-name="T20">Set the spectrometer exposure time in milliseconds.</text:span></text:p>
      <text:p text:style-name="P38"/>
      <text:p text:style-name="P20">Start Spectrometer continuous capture</text:p>
      <text:p text:style-name="P3">CMD:<text:tab/><text:tab/><text:tab/><text:bookmark-start text:name="__DdeLink__922_1512600991"/><text:span text:style-name="T20">SPCSTARTC [filename] [time between reads MS] [capture duration MS]</text:span><text:bookmark-end text:name="__DdeLink__922_1512600991"/></text:p>
      <text:p text:style-name="P8"><text:span text:style-name="T2">Device Name:</text:span><text:span text:style-name="T17"> <text:tab/></text:span><text:span text:style-name="T18">Spectrometer</text:span></text:p>
      <text:p text:style-name="P8"><text:soft-page-break/><text:span text:style-name="T2">Response: <text:tab/><text:tab/></text:span><text:span text:style-name="T12">OK________\n</text:span></text:p>
      <text:p text:style-name="P8"><text:span text:style-name="T2">Example: <text:tab/><text:tab/></text:span><text:span text:style-name="T5">SPCSTARTC_spectra.csv 0 3600000</text:span><text:span text:style-name="T12">\n</text:span></text:p>
      <text:p text:style-name="P41">Description: <text:tab/><text:tab/><text:span text:style-name="T20">Start the spectrometer continuously capturing data to the given file. <text:s/>File will be created in the “data” folder. <text:s/>The filename should not have the “data” folder appended! <text:s/>The time between reads specifies how long to wait in between each capture during the specified duration. <text:s/>This can be used as a throttle to control <text:s/>the amount of data captured. <text:s/>The capture duration specifies for how long data should be captured. <text:s/>The example states that spectra will be captured to a file named spectra.csv that is located in the data folder with no delay between captrues and a duration of one hour.</text:span></text:p>
      <text:p text:style-name="P21">Check if a continuous capture is running</text:p>
      <text:p text:style-name="P21">Check if a continuous capture is running</text:p>
      <text:p text:style-name="P21"/>
      <text:p text:style-name="P4">CMD:<text:tab/><text:tab/><text:tab/><text:span text:style-name="T20">SPCISCRUN</text:span></text:p>
      <text:p text:style-name="P9"><text:span text:style-name="T2">Device Name:</text:span><text:span text:style-name="T17"> <text:tab/></text:span><text:span text:style-name="T18">Spectrometer</text:span></text:p>
      <text:p text:style-name="P9"><text:span text:style-name="T2">Response: <text:tab/><text:tab/></text:span><text:span text:style-name="T12">OK________</text:span><text:span text:style-name="T13">[TRUE or FALSE]</text:span><text:span text:style-name="T12">\n</text:span></text:p>
      <text:p text:style-name="P9"><text:span text:style-name="T2">Example: <text:tab/><text:tab/></text:span><text:span text:style-name="T6">SPCISCRUN</text:span><text:span text:style-name="T12">\n</text:span></text:p>
      <text:p text:style-name="P42">Description: <text:tab/><text:tab/><text:span text:style-name="T21">Checks if a continuous capture is running.</text:span></text:p>
      <text:p text:style-name="P42"/>
      <text:p text:style-name="P6"/>
      <text:p text:style-name="P6"/>
      <text:p text:style-name="P27">Fluidics Valve</text:p>
      <text:p text:style-name="P19">Set Valve Postion</text:p>
      <text:p text:style-name="P2">CMD:<text:tab/><text:tab/><text:tab/><text:span text:style-name="T19">FVALVEPOS [A|CLOSED|B]</text:span></text:p>
      <text:p text:style-name="P7"><text:span text:style-name="T2">Device Name:<text:tab/></text:span><text:span text:style-name="T4">FluidValve</text:span><text:span text:style-name="T17"> </text:span></text:p>
      <text:p text:style-name="P7"><text:span text:style-name="T2">Response: <text:tab/><text:tab/></text:span><text:span text:style-name="T12">OK________\n</text:span></text:p>
      <text:p text:style-name="P7"><text:span text:style-name="T2">Example: <text:tab/><text:tab/></text:span><text:span text:style-name="T4">FVALVEPOS_CLOSED</text:span><text:span text:style-name="T12">\n</text:span></text:p>
      <text:p text:style-name="P40">Description: <text:tab/><text:tab/><text:span text:style-name="T19">Control the position of the Fluidics valve. <text:s/>The valve has 3 postions <text:tab/><text:tab/><text:tab/><text:tab/>available: A, Closed and B.</text:span></text:p>
      <text:p text:style-name="P7"/>
      <text:p text:style-name="Standard"/>
      <text:p text:style-name="Standard"/>
      <text:p text:style-name="Standard"/>
      <text:p text:style-name="P70">DAVE'S INSTRUMENT COMMANDS</text:p>
      <text:p text:style-name="P70"/>
      <text:p text:style-name="P26">Capillary Heater</text:p>
      <text:p text:style-name="P18">Turn on Capillary Heater</text:p>
      <text:p text:style-name="P10"><text:soft-page-break/><text:span text:style-name="T2">CMD: <text:tab/><text:tab/><text:tab/></text:span><text:span text:style-name="T12">CAPHEATON</text:span></text:p>
      <text:p text:style-name="P10"><text:span text:style-name="T2">Device Name:<text:tab/></text:span><text:span text:style-name="T14">Pi</text:span></text:p>
      <text:p text:style-name="P10"><text:span text:style-name="T2">Response: <text:tab/><text:tab/></text:span><text:span text:style-name="T12">OK________\n</text:span></text:p>
      <text:p text:style-name="P10"><text:span text:style-name="T2">Example: <text:tab/><text:tab/></text:span><text:span text:style-name="T12">CAPHEATON\n</text:span></text:p>
      <text:p text:style-name="P43">Description: Turn on the Capillary Heater</text:p>
      <text:p text:style-name="P35"/>
      <text:p text:style-name="P18">Turn off Capillary Heater</text:p>
      <text:p text:style-name="P10"><text:span text:style-name="T2">CMD: </text:span><text:span text:style-name="T17"><text:s/><text:tab/><text:tab/><text:tab/></text:span><text:span text:style-name="T12">CAPHEATOFF</text:span></text:p>
      <text:p text:style-name="P10"><text:span text:style-name="T2">Device Name:<text:tab/></text:span><text:span text:style-name="T14">Pi</text:span></text:p>
      <text:p text:style-name="P10"><text:span text:style-name="T2">Response: <text:tab/><text:tab/></text:span><text:span text:style-name="T12">OK________\n</text:span></text:p>
      <text:p text:style-name="P10"><text:span text:style-name="T2">Example: <text:tab/><text:tab/></text:span><text:span text:style-name="T12">CAPHEATOFF\n</text:span></text:p>
      <text:p text:style-name="P43">Description: <text:tab/><text:tab/>Turn off the Capillary Heater</text:p>
      <text:p text:style-name="P71"/>
      <text:p text:style-name="P18">Get Temperature</text:p>
      <text:p text:style-name="P10"><text:span text:style-name="T2">CMD:<text:tab/><text:tab/><text:tab/></text:span><text:span text:style-name="T12">CAPGETT</text:span></text:p>
      <text:p text:style-name="P10"><text:span text:style-name="T2">Device Name:<text:tab/></text:span><text:span text:style-name="T14">Pi</text:span></text:p>
      <text:p text:style-name="P10"><text:span text:style-name="T2">Response: <text:tab/><text:tab/></text:span><text:span text:style-name="T12">OK_____[temp]\n</text:span></text:p>
      <text:p text:style-name="P10"><text:span text:style-name="T2">Example: <text:tab/><text:tab/></text:span><text:span text:style-name="T12">CAPGETT\n</text:span></text:p>
      <text:p text:style-name="P43">Description: <text:tab/><text:tab/>Get the temperature from the  Capillary Heater</text:p>
      <text:p text:style-name="P18">Set Temperature</text:p>
      <text:p text:style-name="P10"><text:span text:style-name="T2">CMD: <text:tab/><text:tab/><text:tab/></text:span><text:span text:style-name="T12">CAPSETT [temp]</text:span></text:p>
      <text:p text:style-name="P10"><text:span text:style-name="T2">Device Name:<text:tab/></text:span><text:span text:style-name="T14">Pi</text:span></text:p>
      <text:p text:style-name="P10"><text:span text:style-name="T2">Response: <text:tab/></text:span><text:span text:style-name="T3"><text:tab/></text:span><text:span text:style-name="T12">OK_____\n</text:span></text:p>
      <text:p text:style-name="P10"><text:span text:style-name="T2">Example:<text:tab/><text:tab/></text:span><text:span text:style-name="T12">CAPSETT___10.0\n</text:span></text:p>
      <text:p text:style-name="P44">Description: <text:tab/><text:tab/>Sets the temperature for the  Capillary Heater to heat up to.</text:p>
      <text:p text:style-name="P44"/>
      <text:p text:style-name="P28">Laser Motor</text:p>
      <text:p text:style-name="P18">Go Left</text:p>
      <text:p text:style-name="P10"><text:span text:style-name="T2">CMD: <text:tab/><text:tab/><text:tab/></text:span><text:span text:style-name="T12">MOVELEFT</text:span></text:p>
      <text:p text:style-name="P10"><text:span text:style-name="T2">Device Name:<text:tab/></text:span><text:span text:style-name="T14">Pi</text:span></text:p>
      <text:p text:style-name="P10"><text:span text:style-name="T2">Response: <text:tab/><text:tab/></text:span><text:span text:style-name="T12">OK________\n</text:span></text:p>
      <text:p text:style-name="P10"><text:span text:style-name="T2">Example: <text:tab/><text:tab/></text:span><text:span text:style-name="T12">MOVELEFT\n</text:span></text:p>
      <text:p text:style-name="P43">Description: <text:tab/><text:tab/>Laser Motor will go to the left</text:p>
      <text:p text:style-name="P36"/>
      <text:p text:style-name="P18">Go Right</text:p>
      <text:p text:style-name="P10"><text:soft-page-break/><text:span text:style-name="T2">CMD: <text:tab/><text:tab/><text:tab/></text:span><text:span text:style-name="T12">MOVERIGHT</text:span></text:p>
      <text:p text:style-name="P10"><text:span text:style-name="T2">Device Name:<text:tab/></text:span><text:span text:style-name="T14">Pi</text:span></text:p>
      <text:p text:style-name="P10"><text:span text:style-name="T2">Response: <text:tab/><text:tab/></text:span><text:span text:style-name="T12">OK________\n</text:span></text:p>
      <text:p text:style-name="P10"><text:span text:style-name="T2">Example: <text:tab/><text:tab/></text:span><text:span text:style-name="T12">MOVERIGHT\n</text:span></text:p>
      <text:p text:style-name="P18">Replace Capillary</text:p>
      <text:p text:style-name="P10"><text:span text:style-name="T2">CMD:<text:tab/><text:tab/><text:tab/></text:span><text:span text:style-name="T7">L</text:span><text:span text:style-name="T8">MHOME</text:span></text:p>
      <text:p text:style-name="P10"><text:span text:style-name="T2">Device Name:<text:tab/></text:span><text:span text:style-name="T14">Pi</text:span></text:p>
      <text:p text:style-name="P10"><text:span text:style-name="T2">Response: <text:tab/><text:tab/></text:span><text:span text:style-name="T12">OK________\n</text:span></text:p>
      <text:p text:style-name="P11"><text:span text:style-name="T2">Example: <text:tab/><text:tab/></text:span><text:span text:style-name="T7">L</text:span><text:span text:style-name="T8">MHOME</text:span><text:span text:style-name="T12">\n</text:span></text:p>
      <text:p text:style-name="P43">Description: <text:tab/><text:tab/>Laser Motor retracts in order for user to put a new capillary.</text:p>
      <text:p text:style-name="P18">Finished Replacing Capillary</text:p>
      <text:p text:style-name="P10"><text:span text:style-name="T2">CMD: <text:tab/><text:tab/><text:tab/></text:span><text:span text:style-name="T12">CAPREADY</text:span></text:p>
      <text:p text:style-name="P10"><text:span text:style-name="T2">Device Name:<text:tab/></text:span><text:span text:style-name="T14">Pi</text:span></text:p>
      <text:p text:style-name="P10"><text:span text:style-name="T2">Response: <text:tab/><text:tab/></text:span><text:span text:style-name="T12">OK________\n</text:span></text:p>
      <text:p text:style-name="P10"><text:span text:style-name="T2">Example: <text:tab/><text:tab/></text:span><text:span text:style-name="T12">CAPREADY\n</text:span></text:p>
      <text:p text:style-name="P44">Description:<text:tab/><text:tab/> Laser Motor moves back to it’s original position relative to capillary being <text:tab/><text:tab/><text:tab/>installed</text:p>
      <text:p text:style-name="P44"/>
      <text:p text:style-name="P63">Gel Pump</text:p>
      <text:p text:style-name="P18">Finished Replacing Capillary</text:p>
      <text:p text:style-name="P10"><text:span text:style-name="T2">CMD: <text:tab/><text:tab/><text:tab/></text:span><text:span text:style-name="T7">GPHOME </text:span></text:p>
      <text:p text:style-name="P50"><text:span text:style-name="T22">Device Name:<text:tab/></text:span><text:span text:style-name="T24">Pi</text:span></text:p>
      <text:p text:style-name="P10"><text:span text:style-name="T2">Response: <text:tab/><text:tab/></text:span><text:span text:style-name="T12">OK________\n</text:span></text:p>
      <text:p text:style-name="P10"><text:span text:style-name="T2">Example: <text:tab/><text:tab/></text:span><text:span text:style-name="T7">GPHOME\n</text:span></text:p>
      <text:p text:style-name="P55">Description:<text:tab/>Gel pump is raised to the top of the pump</text:p>
      <text:p text:style-name="P11"/>
      <text:p text:style-name="P11"><text:span text:style-name="T2">CMD: <text:tab/><text:tab/><text:tab/></text:span><text:span text:style-name="T8">GPRATE [rate (microL/sec)]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7">GP</text:span><text:span text:style-name="T8">RATE</text:span><text:span text:style-name="T7">_</text:span><text:span text:style-name="T8">10\n</text:span></text:p>
      <text:p text:style-name="P45"><text:span text:style-name="T23">Description:<text:tab/></text:span><text:span text:style-name="T25">Set the pump rate</text:span></text:p>
      <text:p text:style-name="P11"/>
      <text:p text:style-name="P11"><text:span text:style-name="T2">CMD: <text:tab/><text:tab/><text:tab/></text:span><text:span text:style-name="T8">GPSTART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GPSTART\n</text:span></text:p>
      <text:p text:style-name="P45"><text:span text:style-name="T23">Description:<text:tab/></text:span><text:span text:style-name="T25">Gel pump to get aligned right up top of the plunger syringe</text:span></text:p>
      <text:p text:style-name="P63"><text:soft-page-break/>Reagent W Pump</text:p>
      <text:p text:style-name="P11"><text:span text:style-name="T2">CMD: <text:tab/><text:tab/><text:tab/></text:span><text:span text:style-name="T8">RWHOME 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WHOME\n</text:span></text:p>
      <text:p text:style-name="P57">Description:<text:tab/>Reagent W pump is raised to the top.</text:p>
      <text:p text:style-name="P57"/>
      <text:p text:style-name="P11"><text:span text:style-name="T2">CMD: <text:tab/><text:tab/><text:tab/></text:span><text:span text:style-name="T8">RWRATE [(microL/sec)] 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WHOME_10\n</text:span></text:p>
      <text:p text:style-name="P57">Description:<text:tab/>Set the Reagent W pump rate.</text:p>
      <text:p text:style-name="P45"/>
      <text:p text:style-name="P57"/>
      <text:p text:style-name="P63">Reagent P Pump</text:p>
      <text:p text:style-name="P11"><text:span text:style-name="T2">CMD: <text:tab/><text:tab/><text:tab/></text:span><text:span text:style-name="T8">RPHOME 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PHOME\n</text:span></text:p>
      <text:p text:style-name="P57">Description:<text:tab/>Reagent P pump is raised to the top.</text:p>
      <text:p text:style-name="P57"/>
      <text:p text:style-name="P11"><text:span text:style-name="T2">CMD: <text:tab/><text:tab/><text:tab/></text:span><text:span text:style-name="T8">RPRATE [(microL/sec)] 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PRATE_10\n</text:span></text:p>
      <text:p text:style-name="P57">Description:<text:tab/>Set the Reagent P pump rate.</text:p>
      <text:p text:style-name="P45"/>
      <text:p text:style-name="P63">Reagent B Pump</text:p>
      <text:p text:style-name="P11"><text:span text:style-name="T2">CMD: <text:tab/><text:tab/><text:tab/></text:span><text:span text:style-name="T8">RBHOME 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BHOME\n</text:span></text:p>
      <text:p text:style-name="P57">Description:<text:tab/>Reagent B pump is raised to the top.</text:p>
      <text:p text:style-name="P57"/>
      <text:p text:style-name="P11"><text:span text:style-name="T2">CMD: <text:tab/><text:tab/><text:tab/></text:span><text:span text:style-name="T8">RBRATE [(microL/sec)] 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BRATE_10\n</text:span></text:p>
      <text:p text:style-name="P57"><text:soft-page-break/>Description:<text:tab/>Set the Reagent W pump rate.</text:p>
      <text:p text:style-name="P45"/>
      <text:p text:style-name="P63">Reagent M Pump</text:p>
      <text:p text:style-name="P11"><text:span text:style-name="T2">CMD: <text:tab/><text:tab/><text:tab/></text:span><text:span text:style-name="T8">RMHOME 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MHOME\n</text:span></text:p>
      <text:p text:style-name="P57">Description:<text:tab/>Reagent M pump is raised to the top.</text:p>
      <text:p text:style-name="P57"/>
      <text:p text:style-name="P11"><text:span text:style-name="T2">CMD: <text:tab/><text:tab/><text:tab/></text:span><text:span text:style-name="T8">RMRATE [(microL/sec)] 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MHOME_10\n</text:span></text:p>
      <text:p text:style-name="P57">Description:<text:tab/>Set the Reagent M pump rate.</text:p>
      <text:p text:style-name="P45"/>
      <text:p text:style-name="P63">Chip Station Z</text:p>
      <text:p text:style-name="P10"><text:span text:style-name="T2">CMD: <text:tab/><text:tab/><text:tab/></text:span><text:span text:style-name="T8">CHIPZHOME</text:span></text:p>
      <text:p text:style-name="P50"><text:span text:style-name="T22">Device Name:<text:tab/></text:span><text:span text:style-name="T24">Pi</text:span></text:p>
      <text:p text:style-name="P11"><text:span text:style-name="T2">Response: <text:tab/><text:tab/></text:span><text:span text:style-name="T15">OK____\n</text:span></text:p>
      <text:p text:style-name="P11"><text:span text:style-name="T2">Example: <text:tab/><text:tab/></text:span><text:span text:style-name="T8">CHIPZHOME\n</text:span></text:p>
      <text:p text:style-name="P44"><text:span text:style-name="T23">Description:<text:tab/></text:span><text:span text:style-name="T25">Move Chip Station Z down</text:span></text:p>
      <text:p text:style-name="P63"/>
      <text:p text:style-name="P11"><text:span text:style-name="T2">CMD: <text:tab/><text:tab/><text:tab/></text:span><text:span text:style-name="T8">CHIPZUP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15">OK____\n</text:span></text:p>
      <text:p text:style-name="P11"><text:span text:style-name="T2">Example: <text:tab/><text:tab/></text:span><text:span text:style-name="T8">CHIPZUP\n</text:span></text:p>
      <text:p text:style-name="P45"><text:span text:style-name="T23">Description:<text:tab/></text:span><text:span text:style-name="T25">Move Chip Station Z Up</text:span></text:p>
      <text:p text:style-name="P63">Chip Station Y</text:p>
      <text:p text:style-name="P10"><text:span text:style-name="T2">CMD: <text:tab/><text:tab/><text:tab/></text:span><text:span text:style-name="T8">CHIPYHOME</text:span></text:p>
      <text:p text:style-name="P50"><text:span text:style-name="T22">Device Name:<text:tab/></text:span><text:span text:style-name="T24">Pi</text:span></text:p>
      <text:p text:style-name="P11"><text:span text:style-name="T2">Response: <text:tab/><text:tab/></text:span><text:span text:style-name="T15">OK____\n</text:span></text:p>
      <text:p text:style-name="P11"><text:span text:style-name="T2">Example: <text:tab/><text:tab/></text:span><text:span text:style-name="T8">CHIPYHOME\n</text:span></text:p>
      <text:p text:style-name="P44"><text:span text:style-name="T23">Description:<text:tab/></text:span><text:span text:style-name="T25">Move Chip Station Y in (to home position)</text:span></text:p>
      <text:p text:style-name="P63"/>
      <text:p text:style-name="P11"><text:bookmark-start text:name="__DdeLink__1150_1456527671"/><text:span text:style-name="T2">CMD: <text:tab/><text:tab/><text:tab/></text:span><text:span text:style-name="T8">CHIPYOUT</text:span></text:p>
      <text:p text:style-name="P51"><text:span text:style-name="T22">Device Name:<text:tab/></text:span><text:span text:style-name="T24">Pi</text:span></text:p>
      <text:p text:style-name="P11"><text:span text:style-name="T2">Response: <text:tab/><text:tab/></text:span><text:span text:style-name="T15">OK____\n</text:span></text:p>
      <text:p text:style-name="P11"><text:soft-page-break/><text:span text:style-name="T2">Example: <text:tab/><text:tab/></text:span><text:span text:style-name="T8">CHIPYOUT\n</text:span></text:p>
      <text:p text:style-name="P45"><text:span text:style-name="T23">Description:<text:tab/></text:span><text:span text:style-name="T25">Move Chip Station Y out</text:span></text:p>
      <text:p text:style-name="P64"><text:bookmark-end text:name="__DdeLink__1150_1456527671"/></text:p>
      <text:p text:style-name="P66">Valve</text:p>
      <text:p text:style-name="P12"><text:span text:style-name="T2">CMD: <text:tab/><text:tab/><text:tab/></text:span><text:span text:style-name="T9">V1-20_[OPEN|CLOSDED]</text:span></text:p>
      <text:p text:style-name="P52"><text:span text:style-name="T22">Device Name:<text:tab/></text:span><text:span text:style-name="T24">Pi</text:span></text:p>
      <text:p text:style-name="P12"><text:span text:style-name="T2">Response: <text:tab/><text:tab/></text:span><text:span text:style-name="T15">OK____\n</text:span></text:p>
      <text:p text:style-name="P12"><text:span text:style-name="T2">Example: <text:tab/><text:tab/></text:span><text:span text:style-name="T9">V5_OPEN</text:span><text:span text:style-name="T8">\n</text:span></text:p>
      <text:p text:style-name="P46"><text:span text:style-name="T23">Description:<text:tab/></text:span><text:span text:style-name="T25">Move Chip Station Y out</text:span></text:p>
      <text:p text:style-name="P46"/>
      <text:p text:style-name="P65"><text:span text:style-name="T28">Stage</text:span> <text:span text:style-name="T28">X</text:span></text:p>
      <text:p text:style-name="P13"><text:span text:style-name="T2">CMD: <text:tab/><text:tab/><text:tab/></text:span><text:bookmark-start text:name="__DdeLink__1630_1254708413"/><text:span text:style-name="T10">SXLFT</text:span><text:span text:style-name="T11">SM</text:span><text:bookmark-end text:name="__DdeLink__1630_1254708413"/></text:p>
      <text:p text:style-name="P53"><text:span text:style-name="T22">Device Name:<text:tab/></text:span><text:span text:style-name="T24">Pi</text:span></text:p>
      <text:p text:style-name="P13"><text:span text:style-name="T2">Response: <text:tab/><text:tab/></text:span><text:span text:style-name="T15">OK____\n</text:span></text:p>
      <text:p text:style-name="P15"><text:span text:style-name="T2">Example: <text:tab/><text:tab/></text:span><text:span text:style-name="T10">SXLFT</text:span><text:span text:style-name="T11">SM</text:span><text:span text:style-name="T8">\n</text:span></text:p>
      <text:p text:style-name="P48"><text:span text:style-name="T23">Description:<text:tab/></text:span><text:span text:style-name="T26">Move the Solution stage to the </text:span><text:span text:style-name="T27">left</text:span><text:span text:style-name="T26"> </text:span><text:span text:style-name="T27">towards the small vial</text:span></text:p>
      <text:p text:style-name="P47"/>
      <text:p text:style-name="P15"><text:span text:style-name="T2">CMD: <text:tab/><text:tab/><text:tab/></text:span><text:bookmark-start text:name="__DdeLink__1634_1254708413"/><text:span text:style-name="T10">SXLFT</text:span><text:span text:style-name="T11">BIG</text:span><text:bookmark-end text:name="__DdeLink__1634_1254708413"/></text:p>
      <text:p text:style-name="P54"><text:span text:style-name="T22">Device Name:<text:tab/></text:span><text:span text:style-name="T24">Pi</text:span></text:p>
      <text:p text:style-name="P15"><text:span text:style-name="T2">Response: <text:tab/><text:tab/></text:span><text:span text:style-name="T15">OK____\n</text:span></text:p>
      <text:p text:style-name="P15"><text:span text:style-name="T2">Example: <text:tab/><text:tab/></text:span><text:span text:style-name="T10">SXLFT</text:span><text:span text:style-name="T11">BIG</text:span><text:span text:style-name="T8">\n</text:span></text:p>
      <text:p text:style-name="P48"><text:span text:style-name="T26">Description:<text:tab/>Move the Solution stage to the </text:span><text:span text:style-name="T27">left</text:span><text:span text:style-name="T26"> </text:span><text:span text:style-name="T27">towards the big vials</text:span></text:p>
      <text:p text:style-name="P65"/>
      <text:p text:style-name="P13"><text:span text:style-name="T2">CMD: <text:tab/><text:tab/><text:tab/></text:span><text:bookmark-start text:name="__DdeLink__1632_1254708413"/><text:span text:style-name="T10">SXRGHT</text:span><text:span text:style-name="T11">SM</text:span><text:bookmark-end text:name="__DdeLink__1632_1254708413"/></text:p>
      <text:p text:style-name="P53"><text:span text:style-name="T22">Device Name:<text:tab/></text:span><text:span text:style-name="T24">Pi</text:span></text:p>
      <text:p text:style-name="P13"><text:span text:style-name="T2">Response: <text:tab/><text:tab/></text:span><text:span text:style-name="T15">OK____\n</text:span></text:p>
      <text:p text:style-name="P15"><text:span text:style-name="T2">Example: <text:tab/><text:tab/></text:span><text:span text:style-name="T10">SXRGHT</text:span><text:span text:style-name="T11">SM</text:span><text:span text:style-name="T8">\n</text:span></text:p>
      <text:p text:style-name="P49"><text:span text:style-name="T25">Description:<text:tab/></text:span><text:bookmark-start text:name="__DdeLink__1526_1765975103"/><text:span text:style-name="T26">Move the Solution stage to the </text:span><text:span text:style-name="T27">right</text:span><text:span text:style-name="T26"> </text:span><text:bookmark-end text:name="__DdeLink__1526_1765975103"/><text:span text:style-name="T27">towards the small vial</text:span></text:p>
      <text:p text:style-name="P49"/>
      <text:p text:style-name="P15"><text:span text:style-name="T2">CMD: <text:tab/><text:tab/><text:tab/></text:span><text:bookmark-start text:name="__DdeLink__1636_1254708413"/><text:span text:style-name="T10">SXRGHT</text:span><text:span text:style-name="T11">BIG</text:span><text:bookmark-end text:name="__DdeLink__1636_1254708413"/><text:span text:style-name="T11"> </text:span></text:p>
      <text:p text:style-name="P54"><text:span text:style-name="T22">Device Name:<text:tab/></text:span><text:span text:style-name="T24">Pi</text:span></text:p>
      <text:p text:style-name="P15"><text:span text:style-name="T2">Response: <text:tab/><text:tab/></text:span><text:span text:style-name="T15">OK____\n</text:span></text:p>
      <text:p text:style-name="P15"><text:span text:style-name="T2">Example: <text:tab/><text:tab/></text:span><text:span text:style-name="T10">SXRGHT</text:span><text:span text:style-name="T11">BIG</text:span><text:span text:style-name="T8">\n</text:span></text:p>
      <text:p text:style-name="P48"><text:span text:style-name="T25">Description:<text:tab/></text:span><text:span text:style-name="T26">Move the Solution stage to the </text:span><text:span text:style-name="T27">right</text:span><text:span text:style-name="T26"> </text:span><text:span text:style-name="T27">towards the big vials</text:span></text:p>
      <text:p text:style-name="P47"/>
      <text:p text:style-name="P65"><text:span text:style-name="T28">Stage</text:span> <text:span text:style-name="T28">Z</text:span></text:p>
      <text:p text:style-name="P13"><text:span text:style-name="T2">CMD: <text:tab/><text:tab/><text:tab/></text:span><text:span text:style-name="T10">STAGEZUP</text:span></text:p>
      <text:p text:style-name="P53"><text:soft-page-break/><text:span text:style-name="T22">Device Name:<text:tab/></text:span><text:span text:style-name="T24">Pi</text:span></text:p>
      <text:p text:style-name="P13"><text:span text:style-name="T2">Response: <text:tab/><text:tab/></text:span><text:span text:style-name="T15">OK____\n</text:span></text:p>
      <text:p text:style-name="P14"><text:span text:style-name="T2">Example: <text:tab/><text:tab/></text:span><text:span text:style-name="T10">STAGEZUP</text:span><text:span text:style-name="T8">\n</text:span></text:p>
      <text:p text:style-name="P56">Description:<text:tab/><text:bookmark-start text:name="__DdeLink__1528_1765975103"/><text:span text:style-name="T29">Move the Solution stage up by an increment</text:span><text:bookmark-end text:name="__DdeLink__1528_1765975103"/></text:p>
      <text:p text:style-name="P65"/>
      <text:p text:style-name="P13"><text:span text:style-name="T2">CMD: <text:tab/><text:tab/><text:tab/></text:span><text:span text:style-name="T10">STAGEZDN</text:span></text:p>
      <text:p text:style-name="P53"><text:span text:style-name="T22">Device Name:<text:tab/></text:span><text:span text:style-name="T24">Pi</text:span></text:p>
      <text:p text:style-name="P13"><text:span text:style-name="T2">Response: <text:tab/><text:tab/></text:span><text:span text:style-name="T15">OK____\n</text:span></text:p>
      <text:p text:style-name="P14"><text:span text:style-name="T2">Example: <text:tab/><text:tab/></text:span><text:span text:style-name="T10">STAGEZDN</text:span><text:span text:style-name="T8">\n</text:span></text:p>
      <text:p text:style-name="P58">Description:<text:tab/><text:span text:style-name="T29">Move the Solution stage down by an increment</text:span></text:p>
      <text:p text:style-name="P64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0:20:28.756652069</meta:creation-date>
    <dc:date>2016-12-22T11:06:43.794652741</dc:date>
    <meta:editing-duration>PT2H14M36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11" meta:paragraph-count="280" meta:word-count="1267" meta:character-count="9074" meta:non-whitespace-character-count="7676"/>
  </office:meta>
</office:document-meta>
</file>